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1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office:value-type="string">
            <text:p>Glyphosat</text:p>
          </table:table-cell>
          <table:table-cell/>
        </table:table-row>
        <table:table-row table:style-name="ro2">
          <table:table-cell/>
          <table:table-cell office:value-type="string">
            <text:p>Ergebnis pro Aktie</text:p>
          </table:table-cell>
          <table:table-cell table:style-name="ce1" office:value-type="currency" office:currency="EUR" office:value="4.5">
            <text:p>4,50 €</text:p>
          </table:table-cell>
          <table:table-cell/>
          <table:table-cell office:value-type="string">
            <text:p>Ewig</text:p>
          </table:table-cell>
          <table:table-cell table:formula="of:=[.C2]*(1/(1-(1/(1+[.F3]))/(1/(1+[.C3])))-1)" office:value-type="currency" office:currency="EUR" office:value="115.875">
            <text:p>115,88 €</text:p>
          </table:table-cell>
          <table:table-cell table:style-name="ce1" office:value-type="currency" office:currency="EUR" office:value="15">
            <text:p>15,00 €</text:p>
          </table:table-cell>
          <table:table-cell table:formula="of:=[.F2]-[.G2]" office:value-type="currency" office:currency="EUR" office:value="100.875">
            <text:p>100,88 €</text:p>
          </table:table-cell>
        </table:table-row>
        <table:table-row table:style-name="ro2">
          <table:table-cell/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7">
            <text:p>7,00%</text:p>
          </table:table-cell>
          <table:table-cell table:number-columns-repeated="2"/>
        </table:table-row>
        <table:table-row table:style-name="ro2">
          <table:table-cell office:value-type="string">
            <text:p>Jahr</text:p>
          </table:table-cell>
          <table:table-cell office:value-type="string">
            <text:p>Ergebnis</text:p>
          </table:table-cell>
          <table:table-cell office:value-type="string">
            <text:p>Diskont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formula="of:=[.C2]" office:value-type="currency" office:currency="EUR" office:value="4.5">
            <text:p>4,50 €</text:p>
          </table:table-cell>
          <table:table-cell table:formula="of:=[.B5]/(1+[.$F$3])^[.A5]" office:value-type="currency" office:currency="EUR" office:value="4.20560747663551">
            <text:p>4,21 €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formula="of:=[.B5]*[.$C$3]+[.B5]" office:value-type="currency" office:currency="EUR" office:value="4.635">
            <text:p>4,64 €</text:p>
          </table:table-cell>
          <table:table-cell table:formula="of:=[.B6]/(1+[.$F$3])^[.A6]" office:value-type="currency" office:currency="EUR" office:value="4.04838850554634">
            <text:p>4,05 €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table:formula="of:=[.B6]*[.$C$3]+[.B6]" office:value-type="currency" office:currency="EUR" office:value="4.77405">
            <text:p>4,77 €</text:p>
          </table:table-cell>
          <table:table-cell table:formula="of:=[.B7]/(1+[.$F$3])^[.A7]" office:value-type="currency" office:currency="EUR" office:value="3.89704687917077">
            <text:p>3,90 €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formula="of:=[.B7]*[.$C$3]+[.B7]" office:value-type="currency" office:currency="EUR" office:value="4.9172715">
            <text:p>4,92 €</text:p>
          </table:table-cell>
          <table:table-cell table:formula="of:=[.B8]/(1+[.$F$3])^[.A8]" office:value-type="currency" office:currency="EUR" office:value="3.75136288368775">
            <text:p>3,75 €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[.B8]*[.$C$3]+[.B8]" office:value-type="currency" office:currency="EUR" office:value="5.064789645">
            <text:p>5,06 €</text:p>
          </table:table-cell>
          <table:table-cell table:formula="of:=[.B9]/(1+[.$F$3])^[.A9]" office:value-type="currency" office:currency="EUR" office:value="3.61112501887699">
            <text:p>3,61 €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formula="of:=[.B9]*[.$C$3]+[.B9]" office:value-type="currency" office:currency="EUR" office:value="5.21673333435">
            <text:p>5,22 €</text:p>
          </table:table-cell>
          <table:table-cell table:formula="of:=[.B10]/(1+[.$F$3])^[.A10]" office:value-type="currency" office:currency="EUR" office:value="3.47612969106851">
            <text:p>3,48 €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formula="of:=[.B10]*[.$C$3]+[.B10]" office:value-type="currency" office:currency="EUR" office:value="5.3732353343805">
            <text:p>5,37 €</text:p>
          </table:table-cell>
          <table:table-cell table:formula="of:=[.B11]/(1+[.$F$3])^[.A11]" office:value-type="currency" office:currency="EUR" office:value="3.34618091757062">
            <text:p>3,35 €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formula="of:=[.B11]*[.$C$3]+[.B11]" office:value-type="currency" office:currency="EUR" office:value="5.53443239441192">
            <text:p>5,53 €</text:p>
          </table:table-cell>
          <table:table-cell table:formula="of:=[.B12]/(1+[.$F$3])^[.A12]" office:value-type="currency" office:currency="EUR" office:value="3.22109004214742">
            <text:p>3,22 €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formula="of:=[.B12]*[.$C$3]+[.B12]" office:value-type="currency" office:currency="EUR" office:value="5.70046536624427">
            <text:p>5,70 €</text:p>
          </table:table-cell>
          <table:table-cell table:formula="of:=[.B13]/(1+[.$F$3])^[.A13]" office:value-type="currency" office:currency="EUR" office:value="3.10067546113256">
            <text:p>3,10 €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formula="of:=[.B13]*[.$C$3]+[.B13]" office:value-type="currency" office:currency="EUR" office:value="5.8714793272316">
            <text:p>5,87 €</text:p>
          </table:table-cell>
          <table:table-cell table:formula="of:=[.B14]/(1+[.$F$3])^[.A14]" office:value-type="currency" office:currency="EUR" office:value="2.98476235978181">
            <text:p>2,98 €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formula="of:=[.B14]*[.$C$3]+[.B14]" office:value-type="currency" office:currency="EUR" office:value="6.04762370704855">
            <text:p>6,05 €</text:p>
          </table:table-cell>
          <table:table-cell table:formula="of:=[.B15]/(1+[.$F$3])^[.A15]" office:value-type="currency" office:currency="EUR" office:value="2.87318245848156">
            <text:p>2,87 €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formula="of:=[.B15]*[.$C$3]+[.B15]" office:value-type="currency" office:currency="EUR" office:value="6.22905241826001">
            <text:p>6,23 €</text:p>
          </table:table-cell>
          <table:table-cell table:formula="of:=[.B16]/(1+[.$F$3])^[.A16]" office:value-type="currency" office:currency="EUR" office:value="2.76577376844486">
            <text:p>2,77 €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formula="of:=[.B16]*[.$C$3]+[.B16]" office:value-type="currency" office:currency="EUR" office:value="6.41592399080781">
            <text:p>6,42 €</text:p>
          </table:table-cell>
          <table:table-cell table:formula="of:=[.B17]/(1+[.$F$3])^[.A17]" office:value-type="currency" office:currency="EUR" office:value="2.66238035654038">
            <text:p>2,66 €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formula="of:=[.B17]*[.$C$3]+[.B17]" office:value-type="currency" office:currency="EUR" office:value="6.60840171053204">
            <text:p>6,61 €</text:p>
          </table:table-cell>
          <table:table-cell table:formula="of:=[.B18]/(1+[.$F$3])^[.A18]" office:value-type="currency" office:currency="EUR" office:value="2.5628521189127">
            <text:p>2,56 €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formula="of:=[.B18]*[.$C$3]+[.B18]" office:value-type="currency" office:currency="EUR" office:value="6.806653761848">
            <text:p>6,81 €</text:p>
          </table:table-cell>
          <table:table-cell table:formula="of:=[.B19]/(1+[.$F$3])^[.A19]" office:value-type="currency" office:currency="EUR" office:value="2.4670445630655">
            <text:p>2,47 €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formula="of:=[.B19]*[.$C$3]+[.B19]" office:value-type="currency" office:currency="EUR" office:value="7.01085337470344">
            <text:p>7,01 €</text:p>
          </table:table-cell>
          <table:table-cell table:formula="of:=[.B20]/(1+[.$F$3])^[.A20]" office:value-type="currency" office:currency="EUR" office:value="2.37481859809109">
            <text:p>2,37 €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formula="of:=[.B20]*[.$C$3]+[.B20]" office:value-type="currency" office:currency="EUR" office:value="7.22117897594455">
            <text:p>7,22 €</text:p>
          </table:table-cell>
          <table:table-cell table:formula="of:=[.B21]/(1+[.$F$3])^[.A21]" office:value-type="currency" office:currency="EUR" office:value="2.28604033274189">
            <text:p>2,29 €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formula="of:=[.B21]*[.$C$3]+[.B21]" office:value-type="currency" office:currency="EUR" office:value="7.43781434522288">
            <text:p>7,44 €</text:p>
          </table:table-cell>
          <table:table-cell table:formula="of:=[.B22]/(1+[.$F$3])^[.A22]" office:value-type="currency" office:currency="EUR" office:value="2.2005808810506">
            <text:p>2,20 €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formula="of:=[.B22]*[.$C$3]+[.B22]" office:value-type="currency" office:currency="EUR" office:value="7.66094877557957">
            <text:p>7,66 €</text:p>
          </table:table-cell>
          <table:table-cell table:formula="of:=[.B23]/(1+[.$F$3])^[.A23]" office:value-type="currency" office:currency="EUR" office:value="2.11831617521694">
            <text:p>2,12 €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formula="of:=[.B23]*[.$C$3]+[.B23]" office:value-type="currency" office:currency="EUR" office:value="7.89077723884695">
            <text:p>7,89 €</text:p>
          </table:table-cell>
          <table:table-cell table:formula="of:=[.B24]/(1+[.$F$3])^[.A24]" office:value-type="currency" office:currency="EUR" office:value="2.0391267854892">
            <text:p>2,04 €</text:p>
          </table:table-cell>
          <table:table-cell table:number-columns-repeated="5"/>
        </table:table-row>
        <table:table-row table:style-name="ro2">
          <table:table-cell/>
          <table:table-cell table:formula="of:=SUM([.B5:.B24])" office:value-type="currency" office:currency="EUR" office:value="120.916685200412">
            <text:p>120,92 €</text:p>
          </table:table-cell>
          <table:table-cell table:formula="of:=SUM([.C5:.C24])" office:value-type="currency" office:currency="EUR" office:value="59.992485273653">
            <text:p>59,99 €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3.10.2020</text:date>, <text:time>17:4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0-10-03T17:41:28.58</dc:date>
    <dc:creator>aaa </dc:creator>
    <meta:editing-duration>PT2H7M46S</meta:editing-duration>
    <meta:editing-cycles>2</meta:editing-cycles>
    <meta:generator>OpenOffice/4.1.5$Win32 OpenOffice.org_project/415m1$Build-9789</meta:generator>
    <meta:document-statistic meta:table-count="3" meta:cell-count="76" meta:object-count="0"/>
  </office:meta>
</office:document-meta>
</file>